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66in" style:rel-column-width="5356*"/>
    </style:style>
    <style:style style:name="Table1.B" style:family="table-column">
      <style:table-column-properties style:column-width="3.466in" style:rel-column-width="32800*"/>
    </style:style>
    <style:style style:name="Table1.C" style:family="table-column">
      <style:table-column-properties style:column-width="1.5368in" style:rel-column-width="14543*"/>
    </style:style>
    <style:style style:name="Table1.D" style:family="table-column">
      <style:table-column-properties style:column-width="1.3563in" style:rel-column-width="1283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.0008in" fo:margin-right="0.0071in" fo:text-indent="0in" style:auto-text-indent="false"/>
    </style:style>
    <style:style style:name="P2" style:family="paragraph" style:parent-style-name="Table_20_Contents" style:list-style-name="L1"/>
    <style:style style:name="T1" style:family="text">
      <style:text-properties fo:language="en" fo:country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ramdriftsplan</text:h>
      <text:p text:style-name="Text_20_body">Prosjektet er beskrevet i paperet jeg presenterte på Extended Semantic Web Conference:</text:p>
      <text:p text:style-name="Text_20_body"><text:a xlink:type="simple" xlink:href="http://www.springerlink.com/content/9q5k1000425h4mnx/">Sharing Statistics for SPARQL Federation Optimization, with Emphasis on Benchmark Quality</text:a></text:p>
      <text:p text:style-name="Text_20_body"><text:a xlink:type="simple" xlink:href="http://www.springerlink.com/content/0302-9743/"><text:span text:style-name="T1">Lecture Notes in Computer Science</text:span></text:a>, 2012, Volume 7295, <text:a xlink:type="simple" xlink:href="http://www.springerlink.com/content/978-3-642-30283-1/"><text:span text:style-name="T1">The Semantic Web: Research and Applications</text:span></text:a>, Pages 828-832. </text:p>
      <text:p text:style-name="Text_20_body">Jeg har tidligere veiledet en student fram til hovedfagseksamen, samt en som byttet oppgave etter ett semester. Jeg har også gjort noe undervisning i INF3580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emester</text:p>
          </table:table-cell>
          <table:table-cell table:style-name="Table1.A1" office:value-type="string">
            <text:p text:style-name="Table_20_Contents">Forskning</text:p>
          </table:table-cell>
          <table:table-cell table:style-name="Table1.A1" office:value-type="string">
            <text:p text:style-name="Table_20_Contents">Opplæringsdel</text:p>
          </table:table-cell>
          <table:table-cell table:style-name="Table1.D1" office:value-type="string">
            <text:p text:style-name="Table_20_Contents">Egen undervisning</text:p>
          </table:table-cell>
        </table:table-row>
        <table:table-row>
          <table:table-cell table:style-name="Table1.A2" office:value-type="string">
            <text:p text:style-name="P1">H2012</text:p>
          </table:table-cell>
          <table:table-cell table:style-name="Table1.A2" office:value-type="string">
            <text:p text:style-name="Table_20_Contents">Effektiv utnyttelse av bedre statistikk enn det som allerede er eksponert i dagens studier fordrer bedre optimaliseringsalgoritmer også i selve databasesystemet. I literaturen er det vanlig å anta at forekomster av ulike termer er uavhengig av hverandre, selv om det er en del studier i databaseliteraturen som ikke antar dette er det meget lite i RDF-databaseteorien. Dette er en streng og urealistisk antagelse. Det første arbeidet vil ufordre denne antagelsen, og vil se på hvordan full-indekserte databaser kan nyttiggjøre seg dette, <text:s/>samt hvordan allerede etablerte standarder kan utnyttes. Dette arbeidet antas innsendt for publikasjon denne høsten.</text:p>
          </table:table-cell>
          <table:table-cell table:style-name="Table1.A2" office:value-type="string">
            <text:p text:style-name="Table_20_Contents">INF9101SP Experimental Design</text:p>
          </table:table-cell>
          <table:table-cell table:style-name="Table1.D2" office:value-type="string">
            <text:p text:style-name="Table_20_Contents">INF5085 Master Seminar on Intelligente Data</text:p>
            <text:p text:style-name="Table_20_Contents"/>
            <text:p text:style-name="Table_20_Contents">Veiledning av masterstudenter</text:p>
          </table:table-cell>
        </table:table-row>
        <table:table-row>
          <table:table-cell table:style-name="Table1.A2" office:value-type="string">
            <text:p text:style-name="Table_20_Contents">V2013</text:p>
          </table:table-cell>
          <table:table-cell table:style-name="Table1.A2" office:value-type="string">
            <text:p text:style-name="Table_20_Contents">Basert på dette arbeidet vil jeg har et bedre utgangspunkt for å undersøke hva slags statistiske utdrag kan forbedre optimaliseringen ytterligere. Dette er hovedtemaet for avhandlingen. </text:p>
            <text:p text:style-name="Table_20_Contents"/>
            <text:p text:style-name="Table_20_Contents">I denne perioden vil jeg utforske tre retninger:</text:p>
            <text:p text:style-name="Table_20_Contents"/>
            <text:list xml:id="list16411312131" text:style-name="L1">
              <text:list-item>
                <text:p text:style-name="P2">Om man kan gjøre billige estimeringer i tilfeller der man har ingen eller bare en instans.</text:p>
              </text:list-item>
              <text:list-item>
                <text:p text:style-name="P2">Parameterisert statistikk der man ellers ville brukt histogrammer.</text:p>
              </text:list-item>
              <text:list-item>
                <text:p text:style-name="P2">Ikke-parameterisert statistikk.</text:p>
              </text:list-item>
            </text:list>
            <text:p text:style-name="Table_20_Contents"/>
            <text:p text:style-name="Table_20_Contents">Dette forventes ikke å bli publiserbart i dette semesteret. </text:p>
          </table:table-cell>
          <table:table-cell table:style-name="Table1.A2" office:value-type="string">
            <text:p text:style-name="Table_20_Contents">INF9970 Research Methods in Computer Science</text:p>
          </table:table-cell>
          <table:table-cell table:style-name="Table1.D2" office:value-type="string">
            <text:p text:style-name="Table_20_Contents">Jeg har avtalt med gruppeleder at han skal følge opp dette nærmere, ettersom det henger nært sammen med et arbeid som er underveis i gruppa med undervisning i framtidige kurs.</text:p>
          </table:table-cell>
        </table:table-row>
        <table:table-row>
          <table:table-cell table:style-name="Table1.A2" office:value-type="string">
            <text:p text:style-name="Table_20_Contents">H2013</text:p>
          </table:table-cell>
          <table:table-cell table:style-name="Table1.A2" office:value-type="string">
            <text:p text:style-name="Table_20_Contents">Arbeidet over vil så evalueres, og forslag for optimale strategier vil utformes. Metoder for evaluering av arbeidet må også gis betydlig tid.</text:p>
            <text:p text:style-name="Table_20_Contents">Arbeidet antas sendt til publisering midt i semesteret.</text:p>
            <text:p text:style-name="Table_20_Contents"><text:soft-page-break/>Deretter vil tiden vies til praktisk implementasjon av teorien. Dette vil så legge grunnlaget for empirisk evaluering.</text:p>
          </table:table-cell>
          <table:table-cell table:style-name="Table1.A2" office:value-type="string">
            <text:p text:style-name="Table_20_Contents">INF9100 Advanced Database System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2014</text:p>
          </table:table-cell>
          <table:table-cell table:style-name="Table1.A2" office:value-type="string">
            <text:p text:style-name="Table_20_Contents">I dette semesteret vil jeg ha fokus på to temaer: Bruke statistisk eksperimentdesign til å designe forsøk som vil på en vitenskapelig sunn måte identifisere viktige forskjeller mellom forskjellige implementasjoner av spørrespråket. Dette vil så kunne brukes til å evaluere praktiske implementasjoner jeg selv lager. Dette må så forlenges til det fødererte tilfellet.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2014</text:p>
          </table:table-cell>
          <table:table-cell table:style-name="Table1.A2" office:value-type="string">
            <text:p text:style-name="Table_20_Contents">Implementere eksperimentdesign.</text:p>
            <text:p text:style-name="Table_20_Contents">Publisere eget arbeid om eksperimentdesign til evaluering av databasesystemer.</text:p>
            <text:p text:style-name="Table_20_Contents">Avhandlingen antas påbegynt skrevet i slutten av semesteret.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2015</text:p>
          </table:table-cell>
          <table:table-cell table:style-name="Table1.A2" office:value-type="string">
            <text:p text:style-name="Table_20_Contents">Avslutte skriving av avhandling, prøveforelesning, disputas.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jetil Kjernsmo</meta:initial-creator>
    <meta:creation-date>2012-08-24T12:25:25</meta:creation-date>
    <dc:date>2012-09-03T15:35:00</dc:date>
    <dc:creator>Kjetil Kjernsmo</dc:creator>
    <meta:editing-duration>PT128H44M03S</meta:editing-duration>
    <meta:editing-cycles>9</meta:editing-cycles>
    <meta:generator>OpenOffice.org/3.1$Unix OpenOffice.org_project/310m19$Build-9420</meta:generator>
    <meta:printed-by>Kjetil Kjernsmo</meta:printed-by>
    <meta:print-date>2012-09-03T13:05:25</meta:print-date>
    <meta:document-statistic meta:table-count="1" meta:image-count="0" meta:object-count="0" meta:page-count="2" meta:paragraph-count="36" meta:word-count="421" meta:character-count="2943"/>
  </office:meta>
</office:document-meta>
</file>